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To quantify Greenland’s IRD flux, we need a model that can predict the sediment concentration and thickness of debris-rich basal ice layers. Here, we implement a numerical model to predict steady-state IRD fluxes at the head of each fjord in our study area (i.e., the grounding zone of each outlet glacier). We choose to focus on the background, steady-state behavior of the system to isolate the physics of sediment entrainment and transport from the dynamic behavior of outlet glaciers undergoing retreat. Using present-day ice basins, ice sheet thickness, basal melt rates, and surface velocities, we first model the key controls on sediment transport: sliding velocity and effective pressure (the difference between ice overburden pressure and water pressure). We assume that the long-term, mean sliding velocity is the difference between the measured surface velocity and the velocity of ice deformation, which we model using a shallow-ice approximation. While the presence of subglacial channels influences the water pressure towards the margins, we assume that the effective pressure throughout the majority of the ice sheet is driven by the behavior of the distributed drainage system. Using a widely-accepted formulation for Darcy flow beneath glaciers and ice sheets, we run a simple hydrologic model until the hydraulic head reaches steady-state.</text:p>
      <text:p text:style-name="Normal"/>
      <text:p text:style-name="Normal">In this model framework, sediment transport requires three components: (1) a source of eroded material, (2) entrainment in basal ice layers, and (3) advection of ice to the margin. </text:p>
      <text:p text:style-name="Normal"/>
      <text:p text:style-name="Normal">Our model results show that most outlet glaciers in our study areas develop a frozen fringe and produce a debris-rich basal ice layer at their terminus. </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